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28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1.658cm"/>
    </style:style>
    <style:style style:name="co6" style:family="table-column">
      <style:table-column-properties fo:break-before="auto" style:column-width="1.501cm"/>
    </style:style>
    <style:style style:name="co7" style:family="table-column">
      <style:table-column-properties fo:break-before="auto" style:column-width="1.789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86cm"/>
    </style:style>
    <style:style style:name="co11" style:family="table-column">
      <style:table-column-properties fo:break-before="auto" style:column-width="3.314cm"/>
    </style:style>
    <style:style style:name="co12" style:family="table-column">
      <style:table-column-properties fo:break-before="auto" style:column-width="2.157cm"/>
    </style:style>
    <style:style style:name="co13" style:family="table-column">
      <style:table-column-properties fo:break-before="auto" style:column-width="2.193cm"/>
    </style:style>
    <style:style style:name="co14" style:family="table-column">
      <style:table-column-properties fo:break-before="auto" style:column-width="2.113cm"/>
    </style:style>
    <style:style style:name="co15" style:family="table-column">
      <style:table-column-properties fo:break-before="auto" style:column-width="2.515cm"/>
    </style:style>
    <style:style style:name="co16" style:family="table-column">
      <style:table-column-properties fo:break-before="auto" style:column-width="1.946cm"/>
    </style:style>
    <style:style style:name="co17" style:family="table-column">
      <style:table-column-properties fo:break-before="auto" style:column-width="6.117cm"/>
    </style:style>
    <style:style style:name="co18" style:family="table-column">
      <style:table-column-properties fo:break-before="auto" style:column-width="2.415cm"/>
    </style:style>
    <style:style style:name="co19" style:family="table-column">
      <style:table-column-properties fo:break-before="auto" style:column-width="6.983cm"/>
    </style:style>
    <style:style style:name="co20" style:family="table-column">
      <style:table-column-properties fo:break-before="auto" style:column-width="2.411cm"/>
    </style:style>
    <style:style style:name="co21" style:family="table-column">
      <style:table-column-properties fo:break-before="auto" style:column-width="2.009cm"/>
    </style:style>
    <style:style style:name="co22" style:family="table-column">
      <style:table-column-properties fo:break-before="auto" style:column-width="6.782cm"/>
    </style:style>
    <style:style style:name="co23" style:family="table-column">
      <style:table-column-properties fo:break-before="auto" style:column-width="2.334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4.382cm"/>
    </style:style>
    <style:style style:name="co26" style:family="table-column">
      <style:table-column-properties fo:break-before="auto" style:column-width="1.734cm"/>
    </style:style>
    <style:style style:name="co27" style:family="table-column">
      <style:table-column-properties fo:break-before="auto" style:column-width="2.053cm"/>
    </style:style>
    <style:style style:name="co28" style:family="table-column">
      <style:table-column-properties fo:break-before="auto" style:column-width="4.798cm"/>
    </style:style>
    <style:style style:name="co29" style:family="table-column">
      <style:table-column-properties fo:break-before="auto" style:column-width="1.482cm"/>
    </style:style>
    <style:style style:name="co30" style:family="table-column">
      <style:table-column-properties fo:break-before="auto" style:column-width="2.551cm"/>
    </style:style>
    <style:style style:name="co31" style:family="table-column">
      <style:table-column-properties fo:break-before="auto" style:column-width="1.856cm"/>
    </style:style>
    <style:style style:name="co32" style:family="table-column">
      <style:table-column-properties fo:break-before="auto" style:column-width="1.66cm"/>
    </style:style>
    <style:style style:name="co33" style:family="table-column">
      <style:table-column-properties fo:break-before="auto" style:column-width="6.549cm"/>
    </style:style>
    <style:style style:name="co34" style:family="table-column">
      <style:table-column-properties fo:break-before="auto" style:column-width="2.111cm"/>
    </style:style>
    <style:style style:name="co35" style:family="table-column">
      <style:table-column-properties fo:break-before="auto" style:column-width="1.924cm"/>
    </style:style>
    <style:style style:name="co36" style:family="table-column">
      <style:table-column-properties fo:break-before="auto" style:column-width="2.8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2" number:automatic-order="true">
      <number:month number:style="long"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32"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36"/>
    <style:style style:name="ce1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2">
      <style:text-properties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3">
      <style:text-properties fo:font-weight="bold" style:font-weight-asian="bold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"/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="0.74pt solid #000000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3"/>
        <table:table-column table:style-name="co2" table:default-cell-style-name="ce83"/>
        <table:table-column table:style-name="co3" table:default-cell-style-name="ce83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 table:style-name="ce80" table:number-columns-repeated="3"/>
          <table:table-cell table:number-columns-repeated="57"/>
        </table:table-row>
        <table:table-row table:style-name="ro1">
          <table:table-cell table:style-name="ce80" office:value-type="string" calcext:value-type="string">
            <text:p>Sanayi 1200 m2 kira 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85" office:value-type="string" calcext:value-type="string">
            <text:p>Açıklama</text:p>
          </table:table-cell>
          <table:table-cell table:style-name="ce85" office:value-type="string" calcext:value-type="string">
            <text:p>Başl.</text:p>
          </table:table-cell>
          <table:table-cell table:style-name="ce85" office:value-type="string" calcext:value-type="string">
            <text:p>bitiş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2021 Kira 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80"/>
          <table:table-cell table:style-name="ce7" table:number-columns-repeated="2"/>
          <table:table-cell table:number-columns-repeated="57"/>
        </table:table-row>
        <table:table-row table:style-name="ro1">
          <table:table-cell table:style-name="ce80" office:value-type="string" calcext:value-type="string">
            <text:p><text:span text:style-name="T1">SnA_1 </text:span><text:span text:style-name="T2">Saliha Şahin</text:span></text:p>
          </table:table-cell>
          <table:table-cell table:style-name="ce7" office:value-type="date" office:date-value="2021-04-30" calcext:value-type="date">
            <text:p>30.04.21</text:p>
          </table:table-cell>
          <table:table-cell table:style-name="ce7" office:value-type="date" office:date-value="2021-09-16" calcext:value-type="date">
            <text:p>16.09.21</text:p>
          </table:table-cell>
          <table:table-cell table:style-name="ce9" table:formula="of:=[$'SnA boya_1'.E27]" office:value-type="float" office:value="6800" calcext:value-type="float">
            <text:p>6.800</text:p>
          </table:table-cell>
          <table:table-cell table:style-name="ce9" table:formula="of:=[$'SnA boya_1'.E27]" office:value-type="float" office:value="6800" calcext:value-type="float">
            <text:p>6.800</text:p>
          </table:table-cell>
          <table:table-cell table:style-name="ce9" table:formula="of:=[.D6]-[.E6]" office:value-type="float" office:value="0" calcext:value-type="float">
            <text:p>0</text:p>
          </table:table-cell>
          <table:table-cell table:style-name="ce9"/>
          <table:table-cell table:style-name="ce13" table:formula="of:=[.E6]-[.G6]" office:value-type="float" office:value="6800" calcext:value-type="float">
            <text:p>6.8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pan text:style-name="T3">SnA_2</text:span> Fehmi Arat</text:p>
          </table:table-cell>
          <table:table-cell table:style-name="ce7" office:value-type="date" office:date-value="2021-11-20" calcext:value-type="date">
            <text:p>20.11.21</text:p>
          </table:table-cell>
          <table:table-cell table:style-name="ce7" office:value-type="date" office:date-value="2022-11-19" calcext:value-type="date">
            <text:p>19.11.22</text:p>
          </table:table-cell>
          <table:table-cell table:style-name="ce9" table:formula="of:=[$'SnA boya_2'.C5]" office:value-type="float" office:value="24000" calcext:value-type="float">
            <text:p>24.000</text:p>
          </table:table-cell>
          <table:table-cell table:style-name="ce9" table:formula="of:=[$'SnA boya_2'.C6]" office:value-type="float" office:value="24000" calcext:value-type="float">
            <text:p>24.000</text:p>
          </table:table-cell>
          <table:table-cell table:style-name="ce9" table:formula="of:=[.D7]-[.E7]" office:value-type="float" office:value="0" calcext:value-type="float">
            <text:p>0</text:p>
          </table:table-cell>
          <table:table-cell table:style-name="ce9"/>
          <table:table-cell table:style-name="ce13" table:formula="of:=[.E7]-[.G7]" office:value-type="float" office:value="24000" calcext:value-type="float">
            <text:p>24.0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B_1 </text:span><text:span text:style-name="T2">Fatih Arslantaş</text:span></text:p>
          </table:table-cell>
          <table:table-cell table:style-name="ce7" office:value-type="date" office:date-value="2020-08-30" calcext:value-type="date">
            <text:p>30.08.20</text:p>
          </table:table-cell>
          <table:table-cell table:style-name="ce7" table:formula="of:=[.B8]+364" office:value-type="date" office:date-value="2021-08-29" calcext:value-type="date">
            <text:p>29.08.21</text:p>
          </table:table-cell>
          <table:table-cell table:style-name="ce9" table:formula="of:=[$'SnB karo_1'.C5]" office:value-type="float" office:value="7500" calcext:value-type="float">
            <text:p>7.500</text:p>
          </table:table-cell>
          <table:table-cell table:style-name="ce9" table:formula="of:=[$'SnB karo_1'.C6]" office:value-type="float" office:value="7500" calcext:value-type="float">
            <text:p>7.500</text:p>
          </table:table-cell>
          <table:table-cell table:style-name="ce9" table:formula="of:=[$'SnB karo_2'.C7]" office:value-type="float" office:value="0" calcext:value-type="float">
            <text:p>0</text:p>
          </table:table-cell>
          <table:table-cell table:style-name="ce9"/>
          <table:table-cell table:style-name="ce13" table:formula="of:=[.E8]-[.G8]" office:value-type="float" office:value="7500" calcext:value-type="float">
            <text:p>7.5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B_2 </text:span><text:span text:style-name="T2">Mesut Deliduman</text:span></text:p>
          </table:table-cell>
          <table:table-cell table:style-name="ce7" office:value-type="date" office:date-value="2021-08-30" calcext:value-type="date">
            <text:p>30.08.21</text:p>
          </table:table-cell>
          <table:table-cell table:style-name="ce7" office:value-type="date" office:date-value="2021-04-29" calcext:value-type="date">
            <text:p>29.04.21</text:p>
          </table:table-cell>
          <table:table-cell table:style-name="ce9" table:formula="of:=[$'SnB karo_2'.C6]" office:value-type="float" office:value="28800" calcext:value-type="float">
            <text:p>28.800</text:p>
          </table:table-cell>
          <table:table-cell table:style-name="ce9" table:formula="of:=[$'SnB karo_2'.C6]" office:value-type="float" office:value="28800" calcext:value-type="float">
            <text:p>28.800</text:p>
          </table:table-cell>
          <table:table-cell table:style-name="ce9" table:formula="of:=[$'SnB karo_2'.C8]" office:value-type="float" office:value="0" calcext:value-type="float">
            <text:p>0</text:p>
          </table:table-cell>
          <table:table-cell table:style-name="ce9"/>
          <table:table-cell table:style-name="ce13" table:formula="of:=[.E9]-[.G9]" office:value-type="float" office:value="28800" calcext:value-type="float">
            <text:p>28.8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CD </text:span><text:span text:style-name="T2">Ali Demirel</text:span></text:p>
          </table:table-cell>
          <table:table-cell table:style-name="ce7" office:value-type="date" office:date-value="2020-11-30" calcext:value-type="date">
            <text:p>30.11.20</text:p>
          </table:table-cell>
          <table:table-cell table:style-name="ce7" office:value-type="date" office:date-value="2021-11-29" calcext:value-type="date">
            <text:p>29.11.21</text:p>
          </table:table-cell>
          <table:table-cell table:style-name="ce9" table:formula="of:=[$'SnCD vinç'.C5]" office:value-type="float" office:value="12000" calcext:value-type="float">
            <text:p>12.000</text:p>
          </table:table-cell>
          <table:table-cell table:style-name="ce9" table:formula="of:=[$'SnCD vinç'.C6]" office:value-type="float" office:value="12000" calcext:value-type="float">
            <text:p>12.000</text:p>
          </table:table-cell>
          <table:table-cell table:style-name="ce9" table:formula="of:=[$'SnCD vinç'.C7]" office:value-type="float" office:value="0" calcext:value-type="float">
            <text:p>0</text:p>
          </table:table-cell>
          <table:table-cell table:style-name="ce9"/>
          <table:table-cell table:style-name="ce13" table:formula="of:=[.E10]-[.G10]" office:value-type="float" office:value="12000" calcext:value-type="float">
            <text:p>12.0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E<text:span text:style-name="T4"> Emre Aktaş</text:span></text:p>
          </table:table-cell>
          <table:table-cell table:style-name="ce7" office:value-type="date" office:date-value="2021-09-30" calcext:value-type="date">
            <text:p>30.09.21</text:p>
          </table:table-cell>
          <table:table-cell table:style-name="ce7" office:value-type="date" office:date-value="2022-09-29" calcext:value-type="date">
            <text:p>29.09.22</text:p>
          </table:table-cell>
          <table:table-cell table:style-name="ce9" table:formula="of:=[$'SnE este'.C5]" office:value-type="float" office:value="30000" calcext:value-type="float">
            <text:p>30.000</text:p>
          </table:table-cell>
          <table:table-cell table:style-name="ce9" table:formula="of:=[$'SnE este'.C6]" office:value-type="float" office:value="30000" calcext:value-type="float">
            <text:p>30.000</text:p>
          </table:table-cell>
          <table:table-cell table:style-name="ce9" table:formula="of:=[$'SnE este'.C7]" office:value-type="float" office:value="0" calcext:value-type="float">
            <text:p>0</text:p>
          </table:table-cell>
          <table:table-cell table:style-name="ce9" table:formula="of:=[$'SnE este'.C8]" office:value-type="float" office:value="14073" calcext:value-type="float">
            <text:p>14.073</text:p>
          </table:table-cell>
          <table:table-cell table:style-name="ce13" table:formula="of:=[.E11]-[.G11]" office:value-type="float" office:value="15927" calcext:value-type="float">
            <text:p>15.927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F</text:p>
          </table:table-cell>
          <table:table-cell table:style-name="ce7" table:number-columns-repeated="2"/>
          <table:table-cell table:style-name="ce9" table:number-columns-repeated="3"/>
          <table:table-cell table:style-name="ce9" table:formula="of:=[$'SnF pano'.C8]" office:value-type="float" office:value="10793" calcext:value-type="float">
            <text:p>10.793</text:p>
          </table:table-cell>
          <table:table-cell table:style-name="ce13" table:formula="of:=[.E12]-[.G12]" office:value-type="float" office:value="-10793" calcext:value-type="float">
            <text:p>-10.793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G <text:s text:c="2"/></text:p>
          </table:table-cell>
          <table:table-cell table:style-name="ce7" table:number-columns-repeated="2"/>
          <table:table-cell table:style-name="ce9" table:number-columns-repeated="4"/>
          <table:table-cell table:style-name="ce13" table:formula="of:=[.E13]-[.G13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H </text:span><text:span text:style-name="T2">Yazıhane</text:span></text:p>
          </table:table-cell>
          <table:table-cell table:style-name="ce7" table:number-columns-repeated="2"/>
          <table:table-cell table:style-name="ce9" table:number-columns-repeated="3"/>
          <table:table-cell table:style-name="ce9" table:formula="of:=[$'SnH yazıhane'.F2]" office:value-type="float" office:value="924.51" calcext:value-type="float">
            <text:p>925</text:p>
          </table:table-cell>
          <table:table-cell table:style-name="ce13" table:formula="of:=[.E14]-[.G14]" office:value-type="float" office:value="-924.51" calcext:value-type="float">
            <text:p>-925</text:p>
          </table:table-cell>
          <table:table-cell table:number-columns-repeated="52"/>
        </table:table-row>
        <table:table-row table:style-name="ro1">
          <table:table-cell/>
          <table:table-cell table:style-name="ce8" table:number-columns-repeated="2"/>
          <table:table-cell table:style-name="ce10"/>
          <table:table-cell table:style-name="ce9"/>
          <table:table-cell table:style-name="ce13"/>
          <table:table-cell table:style-name="ce9"/>
          <table:table-cell table:style-name="ce13"/>
          <table:table-cell table:number-columns-repeated="52"/>
        </table:table-row>
        <table:table-row table:style-name="ro1">
          <table:table-cell table:style-name="Default" table:number-columns-repeated="3"/>
          <table:table-cell table:style-name="ce10" table:number-columns-repeated="5"/>
          <table:table-cell table:number-columns-repeated="52"/>
        </table:table-row>
        <table:table-row table:style-name="ro1">
          <table:table-cell table:number-columns-repeated="3"/>
          <table:table-cell table:style-name="ce10"/>
          <table:table-cell table:style-name="ce9"/>
          <table:table-cell table:style-name="ce13"/>
          <table:table-cell table:style-name="ce9"/>
          <table:table-cell table:style-name="ce13"/>
          <table:table-cell table:number-columns-repeated="52"/>
        </table:table-row>
        <table:table-row table:style-name="ro1">
          <table:table-cell table:style-name="ce80" office:value-type="string" calcext:value-type="string">
            <text:p>Toplamlar</text:p>
          </table:table-cell>
          <table:table-cell table:style-name="ce80" table:number-columns-repeated="2"/>
          <table:table-cell table:style-name="ce11" table:formula="of:=SUM([.D4:.D17])" office:value-type="float" office:value="109100" calcext:value-type="float">
            <text:p>109.100</text:p>
          </table:table-cell>
          <table:table-cell table:style-name="ce11" table:formula="of:=SUM([.E4:.E17])" office:value-type="float" office:value="109100" calcext:value-type="float">
            <text:p>109.100</text:p>
          </table:table-cell>
          <table:table-cell table:style-name="ce14" table:formula="of:=SUM([.F4:.F17])" office:value-type="float" office:value="0" calcext:value-type="float">
            <text:p>0</text:p>
          </table:table-cell>
          <table:table-cell table:style-name="ce11" table:formula="of:=SUM([.G4:.G17])" office:value-type="float" office:value="25790.51" calcext:value-type="float">
            <text:p>25.791</text:p>
          </table:table-cell>
          <table:table-cell table:style-name="ce11" table:formula="of:=SUM([.H4:.H17])" office:value-type="float" office:value="83309.49" calcext:value-type="float">
            <text:p>83.309</text:p>
          </table:table-cell>
          <table:table-cell table:number-columns-repeated="52"/>
        </table:table-row>
        <table:table-row table:style-name="ro1">
          <table:table-cell table:style-name="ce80" table:number-columns-repeated="3"/>
          <table:table-cell table:style-name="ce11" table:number-columns-repeated="2"/>
          <table:table-cell table:style-name="ce14"/>
          <table:table-cell table:style-name="ce11"/>
          <table:table-cell table:style-name="ce20"/>
          <table:table-cell table:number-columns-repeated="52"/>
        </table:table-row>
        <table:table-row table:style-name="ro1">
          <table:table-cell table:number-columns-repeated="3"/>
          <table:table-cell table:style-name="ce9" table:number-columns-repeated="2"/>
          <table:table-cell table:style-name="ce10"/>
          <table:table-cell table:style-name="ce16" office:value-type="string" calcext:value-type="string">
            <text:p>Sanayi 2018-19-20 Toplam Kira Geliri</text:p>
          </table:table-cell>
          <table:table-cell table:style-name="ce21" table:formula="of:=[.H18]" office:value-type="float" office:value="83309.49" calcext:value-type="float">
            <text:p>83.309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9" table:number-columns-repeated="3"/>
          <table:table-cell table:style-name="ce17"/>
          <table:table-cell table:style-name="ce11"/>
          <table:table-cell table:number-columns-repeated="52"/>
        </table:table-row>
        <table:table-row table:style-name="ro1">
          <table:table-cell office:value-type="string" calcext:value-type="string">
            <text:p>Hacı</text:p>
          </table:table-cell>
          <table:table-cell table:number-columns-repeated="2"/>
          <table:table-cell table:style-name="ce10" table:number-columns-repeated="2"/>
          <table:table-cell table:style-name="ce9"/>
          <table:table-cell table:style-name="ce18" office:value-type="float" office:value="0.76" calcext:value-type="float">
            <text:p>0,76</text:p>
          </table:table-cell>
          <table:table-cell table:style-name="ce9" table:formula="of:=[.H20]*[.G22]" office:value-type="float" office:value="63315.2124" calcext:value-type="float">
            <text:p>63.31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azan Balcı</text:p>
          </table:table-cell>
          <table:table-cell table:number-columns-repeated="2"/>
          <table:table-cell table:style-name="ce10" table:number-columns-repeated="2"/>
          <table:table-cell table:style-name="ce9"/>
          <table:table-cell table:style-name="ce18" office:value-type="float" office:value="0.24" calcext:value-type="float">
            <text:p>0,24</text:p>
          </table:table-cell>
          <table:table-cell table:style-name="ce9" table:formula="of:=[.H20]*[.G23]" office:value-type="float" office:value="19994.2776" calcext:value-type="float">
            <text:p>19.994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5"/>
        </table:table-row>
        <table:table-row table:style-name="ro1">
          <table:table-cell table:number-columns-repeated="3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ce83"/>
          <table:table-cell table:style-name="Default"/>
          <table:table-cell table:number-columns-repeated="55"/>
        </table:table-row>
        <table:table-row table:style-name="ro1" table:number-rows-repeated="2">
          <table:table-cell table:style-name="ce85"/>
          <table:table-cell table:style-name="Default" table:number-columns-repeated="7"/>
          <table:table-cell table:number-columns-repeated="52"/>
        </table:table-row>
        <table:table-row table:style-name="ro1" table:number-rows-repeated="2">
          <table:table-cell table:style-name="ce85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3">
          <table:table-cell table:style-name="ce90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9"/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90"/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90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9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5"/>
        </table:table-row>
        <table:table-row table:style-name="ro1">
          <table:table-cell table:style-name="ce75" table:number-columns-repeated="3"/>
          <table:table-cell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4"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6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>
          <table:table-cell table:style-name="Default" table:number-columns-repeated="3"/>
          <table:table-cell table:number-columns-repeated="57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7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05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 boya_1" table:style-name="ta2">
        <table:table-column table:style-name="co10" table:default-cell-style-name="ce83"/>
        <table:table-column table:style-name="co11" table:default-cell-style-name="ce83"/>
        <table:table-column table:style-name="co12" table:default-cell-style-name="ce89"/>
        <table:table-column table:style-name="co13" table:default-cell-style-name="ce89"/>
        <table:table-column table:style-name="co14" table:default-cell-style-name="ce89"/>
        <table:table-column table:style-name="co15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 office:value-type="string" calcext:value-type="string">
            <text:p>SnA Boya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/>
          <table:table-cell table:style-name="ce93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Taksit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table:number-columns-repeated="2"/>
          <table:table-cell table:number-columns-repeated="52"/>
        </table:table-row>
        <table:table-row table:style-name="ro1">
          <table:table-cell/>
          <table:table-cell table:style-name="ce80"/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04-2021 * 29-04-2022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aliha Şahin</text:p>
          </table:table-cell>
          <table:table-cell table:style-name="ce102" office:value-type="float" office:value="17650" calcext:value-type="float">
            <text:p>17.650,00</text:p>
          </table:table-cell>
          <table:table-cell table:style-name="ce102"/>
          <table:table-cell office:value-type="float" office:value="17500" calcext:value-type="float">
            <text:p>17.500,00</text:p>
          </table:table-cell>
          <table:table-cell table:style-name="ce91" table:formula="of:=[.C10]-[.E10]" office:value-type="float" office:value="150" calcext:value-type="float">
            <text:p>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ndirim</text:p>
          </table:table-cell>
          <table:table-cell table:style-name="ce102" office:value-type="float" office:value="-150" calcext:value-type="float">
            <text:p>-150,00</text:p>
          </table:table-cell>
          <table:table-cell table:style-name="ce102"/>
          <table:table-cell/>
          <table:table-cell table:style-name="ce91" table:formula="of:=[.C11]-[.E11]" office:value-type="float" office:value="-150" calcext:value-type="float">
            <text:p>-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style-name="ce88" office:value-type="date" office:date-value="2021-09-18" calcext:value-type="date">
            <text:p>18.09.2021</text:p>
          </table:table-cell>
          <table:table-cell office:value-type="string" calcext:value-type="string">
            <text:p>kira iadesi</text:p>
          </table:table-cell>
          <table:table-cell table:style-name="ce102" office:value-type="float" office:value="-10700" calcext:value-type="float">
            <text:p>-10.700,00</text:p>
          </table:table-cell>
          <table:table-cell table:style-name="ce102"/>
          <table:table-cell office:value-type="float" office:value="-10700" calcext:value-type="float">
            <text:p>-10.700,00</text:p>
          </table:table-cell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18-9-2021 de fehmi arata devretti oturmadığı sürenin ücreti iade edild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table:style-name="ce88" office:value-type="date" office:date-value="2021-09-18" calcext:value-type="date">
            <text:p>18.09.2021</text:p>
          </table:table-cell>
          <table:table-cell table:style-name="ce88" office:value-type="string" calcext:value-type="string">
            <text:p>devir tarih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oturulan gün 142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ünlük kira 17500/365 = 48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48 x 142 = 6816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İade 17500-6800 = 10700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 table:number-rows-repeated="4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112" office:value-type="string" calcext:value-type="string">
            <text:p>Toplamlar</text:p>
          </table:table-cell>
          <table:table-cell table:style-name="ce133" office:value-type="string" calcext:value-type="string">
            <text:p>Kira </text:p>
          </table:table-cell>
          <table:table-cell table:style-name="ce133"/>
          <table:table-cell table:style-name="ce105" office:value-type="string" calcext:value-type="string">
            <text:p>Ödeme</text:p>
          </table:table-cell>
          <table:table-cell table:style-name="ce134" office:value-type="string" calcext:value-type="string">
            <text:p>Kalan Ödeme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93" table:number-columns-repeated="2"/>
          <table:table-cell table:style-name="ce93" table:formula="of:=SUM([.E7:.E26])" office:value-type="float" office:value="6800" calcext:value-type="float">
            <text:p>6.800,00</text:p>
          </table:table-cell>
          <table:table-cell table:style-name="ce95" table:formula="of:=SUM([.F7:.F26])" office:value-type="float" office:value="0" calcext:value-type="float">
            <text:p>0,00</text:p>
          </table:table-cell>
          <table:table-cell table:style-name="ce93"/>
          <table:table-cell table:style-name="ce99"/>
          <table:table-cell table:number-columns-repeated="52"/>
        </table:table-row>
        <table:table-row table:style-name="ro1">
          <table:table-cell/>
          <table:table-cell table:style-name="ce132" office:value-type="string" calcext:value-type="string">
            <text:p>Masraf</text:p>
          </table:table-cell>
          <table:table-cell table:number-columns-repeated="2"/>
          <table:table-cell table:style-name="ce93" table:formula="of:=SUM([.E36:.E76])" office:value-type="float" office:value="0" calcext:value-type="float">
            <text:p>0,00</text:p>
          </table:table-cell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132"/>
          <table:table-cell table:number-columns-repeated="2"/>
          <table:table-cell table:style-name="ce93"/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2021 Net Kira</text:p>
          </table:table-cell>
          <table:table-cell table:number-columns-repeated="2"/>
          <table:table-cell table:style-name="ce93" table:formula="of:=[.E27]-[.E28]" office:value-type="float" office:value="6800" calcext:value-type="float">
            <text:p>6.800,00</text:p>
          </table:table-cell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 table:number-rows-repeated="2">
          <table:table-cell/>
          <table:table-cell table:style-name="ce90"/>
          <table:table-cell table:number-columns-repeated="2"/>
          <table:table-cell table:style-name="ce93"/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3"/>
          <table:table-cell table:style-name="ce25" office:value-type="string" calcext:value-type="string">
            <text:p>z</text:p>
          </table:table-cell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55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497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 boya_2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A Boya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Kira Bedeli</text:p>
          </table:table-cell>
          <table:table-cell table:style-name="ce93" table:formula="of:=SUM([.C13:.C26])" office:value-type="float" office:value="24000" calcext:value-type="float">
            <text:p>24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30])" office:value-type="float" office:value="24000" calcext:value-type="float">
            <text:p>24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E30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Masraf</text:p>
          </table:table-cell>
          <table:table-cell table:style-name="ce93" table:formula="of:=[.D36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24000" calcext:value-type="float">
            <text:p>24.0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Yıkamacı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ehmi Arat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18-9-2021 de Ali Buğra (saliha şahin) den devraldı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, 2 ay süre verilerek 20 kasım 2021 de başlatıldı 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 table:number-rows-repeated="2">
          <table:table-cell table:style-name="ce83" table:number-columns-repeated="2"/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20-11-2021 – 19-11-2022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1-11-20" calcext:value-type="date">
            <text:p>20.11.2021</text:p>
          </table:table-cell>
          <table:table-cell table:style-name="ce83" office:value-type="string" calcext:value-type="string">
            <text:p>Kira Bedeli </text:p>
          </table:table-cell>
          <table:table-cell table:style-name="ce102" office:value-type="float" office:value="24000" calcext:value-type="float">
            <text:p>24.000,00</text:p>
          </table:table-cell>
          <table:table-cell/>
          <table:table-cell table:style-name="ce91" table:formula="of:=[.E14]+[.C20]-[.D20]" office:value-type="float" office:value="24000" calcext:value-type="float">
            <text:p>24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ce83" office:value-type="string" calcext:value-type="string">
            <text:p>Kira Ödemesi </text:p>
          </table:table-cell>
          <table:table-cell table:style-name="ce102"/>
          <table:table-cell office:value-type="float" office:value="24000" calcext:value-type="float">
            <text:p>24.000,00</text:p>
          </table:table-cell>
          <table:table-cell table:style-name="ce91" table:formula="of:=[.E20]+[.C21]-[.D21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/>
          <table:table-cell table:style-name="ce91"/>
          <table:table-cell table:style-name="ce89" table:number-columns-repeated="2"/>
        </table:table-row>
        <table:table-row table:style-name="ro1">
          <table:table-cell table:style-name="ce83" table:number-columns-repeated="2"/>
          <table:table-cell table:style-name="ce102"/>
          <table:table-cell table:style-name="ce89"/>
          <table:table-cell table:style-name="ce99"/>
          <table:table-cell table:style-name="ce89" table:number-columns-repeated="2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ce89"/>
          <table:table-cell table:style-name="ce99"/>
          <table:table-cell table:style-name="ce89" table:number-columns-repeated="2"/>
        </table:table-row>
        <table:table-row table:style-name="ro1" table:number-rows-repeated="2">
          <table:table-cell table:style-name="ce88"/>
          <table:table-cell table:number-columns-repeated="3"/>
          <table:table-cell table:style-name="ce99"/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28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31"/>
          <table:table-cell table:style-name="ce91"/>
          <table:table-cell table:number-columns-repeated="2"/>
        </table:table-row>
        <table:table-row table:style-name="ro1" table:number-rows-repeated="3">
          <table:table-cell table:style-name="ce103"/>
          <table:table-cell table:style-name="ce83"/>
          <table:table-cell table:style-name="ce89" table:number-columns-repeated="2"/>
          <table:table-cell table:style-name="ce91"/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7:.D53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_1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B <text:s/>200 m2 Karo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Kira Bedeli</text:p>
          </table:table-cell>
          <table:table-cell table:style-name="ce93" table:formula="of:=SUM([.C13:.C25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25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C5]-[.C6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Masraf</text:p>
          </table:table-cell>
          <table:table-cell table:style-name="ce93" table:formula="of:=[.D27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7500" calcext:value-type="float">
            <text:p>7.5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atih Arslantaş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30-08-2020 – 29-08-2021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Kira Bedeli 10/12 <text:s text:c="7"/>kiradan kalan</text:p>
          </table:table-cell>
          <table:table-cell table:style-name="ce102" office:value-type="float" office:value="1500" calcext:value-type="float">
            <text:p>1.500,00</text:p>
          </table:table-cell>
          <table:table-cell/>
          <table:table-cell table:style-name="ce91" table:formula="of:=[.E14]+[.C16]-[.D16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12" calcext:value-type="date">
            <text:p>12.12.2020</text:p>
          </table:table-cell>
          <table:table-cell table:style-name="ce83" office:value-type="string" calcext:value-type="string">
            <text:p>Kira Ödemesi 10/12</text:p>
          </table:table-cell>
          <table:table-cell table:style-name="ce102"/>
          <table:table-cell/>
          <table:table-cell table:style-name="ce91" table:formula="of:=[.E16]+[.C17]-[.D17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ce83" office:value-type="string" calcext:value-type="string">
            <text:p>Kira Bedeli 11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7]+[.C18]-[.D18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Kira Ödemesi 11/12</text:p>
          </table:table-cell>
          <table:table-cell table:style-name="ce102"/>
          <table:table-cell/>
          <table:table-cell table:style-name="ce91" table:formula="of:=[.E18]+[.C19]-[.D19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Kira Bedeli 12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9]+[.C20]-[.D20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 Ödemesi 12/12</text:p>
          </table:table-cell>
          <table:table-cell table:style-name="ce102"/>
          <table:table-cell table:style-name="ce89"/>
          <table:table-cell table:style-name="ce99" table:formula="of:=[.E20]+[.C21]-[.D21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3-12" calcext:value-type="date">
            <text:p>12.03.2021</text:p>
          </table:table-cell>
          <table:table-cell table:style-name="ce83" office:value-type="string" calcext:value-type="string">
            <text:p>forklift tamiri</text:p>
          </table:table-cell>
          <table:table-cell table:style-name="ce102"/>
          <table:table-cell table:style-name="ce89" office:value-type="float" office:value="1750" calcext:value-type="float">
            <text:p>1.750,00</text:p>
          </table:table-cell>
          <table:table-cell table:style-name="ce99" table:formula="of:=[.E21]+[.C22]-[.D22]" office:value-type="float" office:value="5750" calcext:value-type="float">
            <text:p>5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4-21" calcext:value-type="date">
            <text:p>21.04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9" table:formula="of:=[.E22]+[.C23]-[.D23]" office:value-type="float" office:value="2750" calcext:value-type="float">
            <text:p>2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6-05" calcext:value-type="date">
            <text:p>05.06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2750" calcext:value-type="float">
            <text:p>2.750,00</text:p>
          </table:table-cell>
          <table:table-cell table:style-name="ce99" table:formula="of:=[.E23]+[.C24]-[.D24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 table:formula="of:=[.E24]+[.C25]-[.D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28:.D44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9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_2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B <text:s/>200 m2 Karo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Kira Bedeli</text:p>
          </table:table-cell>
          <table:table-cell table:style-name="ce93" table:formula="of:=SUM([.C13:.C23])" office:value-type="float" office:value="28800" calcext:value-type="float">
            <text:p>28.8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22])" office:value-type="float" office:value="28800" calcext:value-type="float">
            <text:p>28.8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E15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Masraf</text:p>
          </table:table-cell>
          <table:table-cell table:style-name="ce93" table:formula="of:=[.D30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28800" calcext:value-type="float">
            <text:p>28.8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/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/>
          <table:table-cell table:style-name="Default"/>
          <table:table-cell table:style-name="ce99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ce89" office:value-type="string" calcext:value-type="string">
            <text:p>Mesut Deliduman</text:p>
          </table:table-cell>
          <table:table-cell table:style-name="ce89"/>
          <table:table-cell table:style-name="ce105"/>
          <table:table-cell table:style-name="ce99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office:value-type="string" calcext:value-type="string">
            <text:p>30-8-2021 – 29-04-2021 kira bedeli</text:p>
          </table:table-cell>
          <table:table-cell table:style-name="ce89"/>
          <table:table-cell table:style-name="ce131"/>
          <table:table-cell table:style-name="ce99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3600 * 8</text:p>
          </table:table-cell>
          <table:table-cell table:style-name="ce89" office:value-type="float" office:value="28800" calcext:value-type="float">
            <text:p>28.800,00</text:p>
          </table:table-cell>
          <table:table-cell table:style-name="ce89"/>
          <table:table-cell table:style-name="ce99" table:formula="of:=[.E16]+[.C17]-[.D17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2"/>
          <table:table-cell table:style-name="ce99"/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12 aylık nakiti olmadığı için 8 aylık sözleşme yapıldı</text:p>
          </table:table-cell>
          <table:table-cell table:style-name="ce89" table:number-columns-repeated="2"/>
          <table:table-cell table:style-name="ce99"/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4 aylık kira için 30-10-2021 tarihine senet alındı</text:p>
          </table:table-cell>
          <table:table-cell table:style-name="ce89" table:number-columns-repeated="2"/>
          <table:table-cell table:style-name="ce99"/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öderse kira süresi 12 ay olarak yeni sözleşme düzenlenecek</text:p>
          </table:table-cell>
          <table:table-cell table:style-name="ce89" table:number-columns-repeated="2"/>
          <table:table-cell table:style-name="ce99"/>
          <table:table-cell table:number-columns-repeated="2"/>
        </table:table-row>
        <table:table-row table:style-name="ro1">
          <table:table-cell table:style-name="ce103" office:value-type="date" office:date-value="2021-09-20" calcext:value-type="date">
            <text:p>20.09.2021</text:p>
          </table:table-cell>
          <table:table-cell table:style-name="ce83" office:value-type="string" calcext:value-type="string">
            <text:p>nakit ödeme</text:p>
          </table:table-cell>
          <table:table-cell table:style-name="ce89"/>
          <table:table-cell table:style-name="ce89" office:value-type="float" office:value="28800" calcext:value-type="float">
            <text:p>28.800,00</text:p>
          </table:table-cell>
          <table:table-cell table:style-name="ce99" table:formula="of:=[.E17]+[.C22]-[.D2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lektrik teminat için ödenen</text:p>
          </table:table-cell>
          <table:table-cell table:style-name="ce89"/>
          <table:table-cell table:style-name="ce89" office:value-type="float" office:value="1200" calcext:value-type="float">
            <text:p>1.200,00</text:p>
          </table:table-cell>
          <table:table-cell table:style-name="ce99" table:formula="of:=[.E22]+[.C23]-[.D23]" office:value-type="float" office:value="-1200" calcext:value-type="float">
            <text:p>-1.200,00</text:p>
          </table:table-cell>
          <table:table-cell table:number-columns-repeated="2"/>
        </table:table-row>
        <table:table-row table:style-name="ro1" table:number-rows-repeated="6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1:.D47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9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1">
        <table:table-column table:style-name="co18" table:default-cell-style-name="ce83"/>
        <table:table-column table:style-name="co19" table:default-cell-style-name="ce89"/>
        <table:table-column table:style-name="co20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29])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29])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8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34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12000" calcext:value-type="float">
            <text:p>12.000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11-2020 – 30-11-2021 Kira Bedeli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<text:span text:style-name="T5">2020-21 </text:span>Kira Bedeli 9-10/12  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4]+[.C16]-[.D16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9-10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<text:span text:style-name="T5">2020-21 </text:span>Kira Bedeli 11-12/12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7]+[.C18]-[.D18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4-20" calcext:value-type="date">
            <text:p>20.04.2021</text:p>
          </table:table-cell>
          <table:table-cell table:style-name="ce83" office:value-type="string" calcext:value-type="string">
            <text:p>Kira Ödemesi 11-12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2-25" calcext:value-type="date">
            <text:p>25.02.2021</text:p>
          </table:table-cell>
          <table:table-cell table:style-name="ce83" office:value-type="string" calcext:value-type="string">
            <text:p>tuvalet için izinsiz kapı açtı</text:p>
          </table:table-cell>
          <table:table-cell table:style-name="ce102"/>
          <table:table-cell table:style-name="Default" office:value-type="string" calcext:value-type="string">
            <text:p>x</text:p>
          </table:table-cell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2021 de 2022 için ödemesi gereken kiraları ödemedi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6-20" calcext:value-type="date">
            <text:p>20.06.2021</text:p>
          </table:table-cell>
          <table:table-cell table:style-name="ce83" office:value-type="string" calcext:value-type="string">
            <text:p>büyük binanın saçağ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8-05" calcext:value-type="date">
            <text:p>05.08.2021</text:p>
          </table:table-cell>
          <table:table-cell table:style-name="ce83" office:value-type="string" calcext:value-type="string">
            <text:p>arsa önüne malzeme yığıntısı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8-25" calcext:value-type="date">
            <text:p>25.08.2021</text:p>
          </table:table-cell>
          <table:table-cell table:style-name="ce83" office:value-type="string" calcext:value-type="string">
            <text:p>mutfak tezgahı kırık</text:p>
          </table:table-cell>
          <table:table-cell table:style-name="ce102"/>
          <table:table-cell table:style-name="Default" office:value-type="string" calcext:value-type="string">
            <text:p>x</text:p>
          </table:table-cell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/>
          <table:table-cell table:style-name="ce99"/>
          <table:table-cell table:number-columns-repeated="54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83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36:.D55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26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1">
        <table:table-column table:style-name="co18" table:default-cell-style-name="ce83"/>
        <table:table-column table:style-name="co22" table:default-cell-style-name="ce89"/>
        <table:table-column table:style-name="co23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nE este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Kira Bedeli</text:p>
          </table:table-cell>
          <table:table-cell table:style-name="ce93" table:formula="of:=SUM([.C14:.C29])" office:value-type="float" office:value="30000" calcext:value-type="float">
            <text:p>30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me</text:p>
          </table:table-cell>
          <table:table-cell table:style-name="ce93" table:formula="of:=SUM([.D14:.D29])" office:value-type="float" office:value="30000" calcext:value-type="float">
            <text:p>30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8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Masraf</text:p>
          </table:table-cell>
          <table:table-cell table:style-name="ce93" table:formula="of:=[.D32]" office:value-type="float" office:value="14073" calcext:value-type="float">
            <text:p>14.073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<text:s/>Net Kira</text:p>
          </table:table-cell>
          <table:table-cell table:style-name="ce93" table:formula="of:=[.C6]-[.C8]" office:value-type="float" office:value="15927" calcext:value-type="float">
            <text:p>15.927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85" table:number-columns-repeated="2"/>
          <table:table-cell table:style-name="ce90" table:number-columns-repeated="3"/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Motorcu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Emre Aktaş – Burak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5-8-2021 de anlşma yapıldı 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Kira 29-9-2021 de 2 ay gecikmeli <text:s/>başlatıld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09-2020 – 30-09-2021 Kira Bedeli</text:p>
          </table:table-cell>
          <table:table-cell office:value-type="float" office:value="30000" calcext:value-type="float">
            <text:p>30.000,00</text:p>
          </table:table-cell>
          <table:table-cell/>
          <table:table-cell table:style-name="ce91" table:formula="of:=[.E15]+[.C20]-[.D20]" office:value-type="float" office:value="30000" calcext:value-type="float">
            <text:p>30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table:style-name="ce83" office:value-type="string" calcext:value-type="string">
            <text:p><text:span text:style-name="T5">2020-21 </text:span>Kira ödemesi</text:p>
          </table:table-cell>
          <table:table-cell table:style-name="ce102"/>
          <table:table-cell table:style-name="Default" office:value-type="float" office:value="30000" calcext:value-type="float">
            <text:p>30000</text:p>
          </table:table-cell>
          <table:table-cell table:style-name="ce91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1]+[.C22]-[.D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3]+[.C24]-[.D24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33:.D52])" office:value-type="float" office:value="14073" calcext:value-type="float">
            <text:p>14.073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8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105" office:value-type="float" office:value="2275" calcext:value-type="float">
            <text:p>2.27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131" office:value-type="float" office:value="638" calcext:value-type="float">
            <text:p>638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6 mm 10 m2*360 tl </text:p>
          </table:table-cell>
          <table:table-cell/>
          <table:table-cell office:value-type="float" office:value="3600" calcext:value-type="float">
            <text:p>3.6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</text:p>
          </table:table-cell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demir malzeme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1500" calcext:value-type="float">
            <text:p>1.5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2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F pano" table:style-name="ta1">
        <table:table-column table:style-name="co18" table:default-cell-style-name="ce83"/>
        <table:table-column table:style-name="co22" table:default-cell-style-name="ce89"/>
        <table:table-column table:style-name="co24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Kira Bedeli</text:p>
          </table:table-cell>
          <table:table-cell table:style-name="ce93" table:formula="of:=SUM([.C13:.C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Toplam Ödeme</text:p>
          </table:table-cell>
          <table:table-cell table:style-name="ce93" table:formula="of:=SUM([.D13:.D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3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Masraf</text:p>
          </table:table-cell>
          <table:table-cell table:style-name="ce93" table:formula="of:=[.D27]" office:value-type="float" office:value="10793" calcext:value-type="float">
            <text:p>10.793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-10793" calcext:value-type="float">
            <text:p>-10.793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2"/>
          <table:table-cell table:style-name="ce91"/>
          <table:table-cell table:number-columns-repeated="54"/>
        </table:table-row>
        <table:table-row table:style-name="ro1" table:number-rows-repeated="2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4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29:.D48])" office:value-type="float" office:value="10793" calcext:value-type="float">
            <text:p>10.793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8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105" office:value-type="float" office:value="2275" calcext:value-type="float">
            <text:p>2.27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131" office:value-type="float" office:value="638" calcext:value-type="float">
            <text:p>638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6 mm 12 m2*360 tl </text:p>
          </table:table-cell>
          <table:table-cell/>
          <table:table-cell office:value-type="float" office:value="4320" calcext:value-type="float">
            <text:p>4.32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</text:p>
          </table:table-cell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500" calcext:value-type="float">
            <text:p>5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1">
        <table:table-column table:style-name="co10" table:default-cell-style-name="ce83"/>
        <table:table-column table:style-name="co25" table:default-cell-style-name="ce83"/>
        <table:table-column table:style-name="co12" table:default-cell-style-name="ce89"/>
        <table:table-column table:style-name="co16" table:default-cell-style-name="ce89"/>
        <table:table-column table:style-name="co26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93" table:formula="of:=SUM([.F6:.F56])" office:value-type="float" office:value="924.51" calcext:value-type="float">
            <text:p>924,5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102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102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102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102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102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102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1" calcext:value-type="date">
            <text:p>31.05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1" calcext:value-type="date">
            <text:p>31.05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102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102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102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102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102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/>
          <table:table-cell table:style-name="ce102" table:formula="of:=[.G18]+[.E19]-[.F19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9]+[.E20]-[.F20]" office:value-type="float" office:value="-894.81" calcext:value-type="float">
            <text:p>-894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20]+[.E21]-[.F21]" office:value-type="float" office:value="-924.51" calcext:value-type="float">
            <text:p>-924,5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102" table:formula="of:=[.G21]+[.E22]-[.F22]" office:value-type="float" office:value="-924.51" calcext:value-type="float">
            <text:p>-924,51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102"/>
          <table:table-cell table:number-columns-repeated="52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2"/>
          <table:table-cell table:style-name="ce102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58"/>
        </table:table-row>
        <table:table-row table:style-name="ro1" table:number-rows-repeated="2">
          <table:table-cell table:style-name="ce88"/>
          <table:table-cell table:style-name="ce89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97"/>
          <table:table-cell table:number-columns-repeated="54"/>
        </table:table-row>
        <table:table-row table:style-name="ro1" table:number-rows-repeated="2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>
          <table:table-cell table:number-columns-repeated="4"/>
          <table:table-cell table:style-name="ce97"/>
          <table:table-cell table:number-columns-repeated="54"/>
        </table:table-row>
        <table:table-row table:style-name="ro1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2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ce102"/>
        <table:table-row table:style-name="ro1">
          <table:table-cell table:style-name="ce83"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style-name="ce89" table:number-columns-repeated="3"/>
          <table:table-cell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style-name="ce80"/>
          <table:table-cell table:number-columns-repeated="2"/>
          <table:table-cell table:style-name="ce9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Nakli Yekün</text:p>
          </table:table-cell>
          <table:table-cell table:style-name="ce112"/>
          <table:table-cell table:style-name="ce93" table:formula="of:=SUM([.D14:.D16])" office:value-type="float" office:value="22156.06" calcext:value-type="float">
            <text:p>22.156,06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1 Masraflar</text:p>
          </table:table-cell>
          <table:table-cell table:style-name="ce112"/>
          <table:table-cell table:style-name="ce93" table:formula="of:=SUM([.D17:.D33])" office:value-type="float" office:value="500" calcext:value-type="float">
            <text:p>50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Gecikme</text:p>
          </table:table-cell>
          <table:table-cell table:style-name="ce112"/>
          <table:table-cell table:style-name="ce93" table:formula="of:=SUM([.G16:.G33])" office:value-type="float" office:value="3997.4729865" calcext:value-type="float">
            <text:p>3.997,47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SUM([.D4:.D7])" office:value-type="float" office:value="26653.5329865" calcext:value-type="float">
            <text:p>26.653,53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6:.E33])" office:value-type="float" office:value="0" calcext:value-type="float">
            <text:p>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2">
          <table:table-cell table:style-name="ce83"/>
          <table:table-cell table:style-name="ce90" office:value-type="string" calcext:value-type="string">
            <text:p>2021 Bakiye</text:p>
          </table:table-cell>
          <table:table-cell table:style-name="ce90"/>
          <table:table-cell table:style-name="ce26" table:formula="of:=[.D8]-[.D9]" office:value-type="float" office:value="26653.5329865" calcext:value-type="float">
            <text:p>26.653,53</text:p>
          </table:table-cell>
          <table:table-cell/>
          <table:table-cell table:style-name="ce93"/>
          <table:table-cell/>
        </table:table-row>
        <table:table-row table:style-name="ro1">
          <table:table-cell table:style-name="ce83"/>
          <table:table-cell table:style-name="ce80" table:number-columns-repeated="2"/>
          <table:table-cell table:style-name="ce89" table:number-columns-repeated="3"/>
          <table:table-cell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t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Gecikme</text:p>
          </table:table-cell>
        </table:table-row>
        <table:table-row table:style-name="ro1">
          <table:table-cell table:style-name="ce83"/>
          <table:table-cell table:style-name="ce80" office:value-type="string" calcext:value-type="string">
            <text:p>Radyotörcü 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83"/>
          <table:table-cell table:style-name="ce83" office:value-type="string" calcext:value-type="string">
            <text:p>Dursun Durmuş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102" office:value-type="float" office:value="22156.06" calcext:value-type="float">
            <text:p>22.156,06</text:p>
          </table:table-cell>
          <table:table-cell/>
          <table:table-cell table:style-name="ce102" table:formula="of:=[.D16]" office:value-type="float" office:value="22156.06" calcext:value-type="float">
            <text:p>22.156,06</text:p>
          </table:table-cell>
          <table:table-cell/>
        </table:table-row>
        <table:table-row table:style-name="ro1">
          <table:table-cell table:style-name="ce103"/>
          <table:table-cell office:value-type="string" calcext:value-type="string">
            <text:p>Emrullah Özer Noter Vekalet</text:p>
          </table:table-cell>
          <table:table-cell/>
          <table:table-cell table:style-name="ce102" office:value-type="float" office:value="500" calcext:value-type="float">
            <text:p>500,00</text:p>
          </table:table-cell>
          <table:table-cell/>
          <table:table-cell table:style-name="ce102" table:formula="of:=[.F16]+[.D17]-[.E17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102"/>
          <table:table-cell/>
          <table:table-cell table:style-name="ce102" table:formula="of:=[.F17]+[.D18]-[.E18]" office:value-type="float" office:value="22656.06" calcext:value-type="float">
            <text:p>22.656,06</text:p>
          </table:table-cell>
          <table:table-cell table:formula="of:=[.F17]*[.C18]/100/12" office:value-type="float" office:value="282.6343485" calcext:value-type="float">
            <text:p>282,63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102"/>
          <table:table-cell/>
          <table:table-cell table:style-name="ce102" table:formula="of:=[.F18]+[.D19]-[.E19]" office:value-type="float" office:value="22656.06" calcext:value-type="float">
            <text:p>22.656,06</text:p>
          </table:table-cell>
          <table:table-cell table:formula="of:=[.F18]*[.C19]/100/12" office:value-type="float" office:value="294.7175805" calcext:value-type="float">
            <text:p>294,72</text:p>
          </table:table-cell>
        </table:table-row>
        <table:table-row table:style-name="ro1">
          <table:table-cell table:style-name="ce103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102"/>
          <table:table-cell/>
          <table:table-cell table:style-name="ce102" table:formula="of:=[.F19]+[.D20]-[.E20]" office:value-type="float" office:value="22656.06" calcext:value-type="float">
            <text:p>22.656,06</text:p>
          </table:table-cell>
          <table:table-cell table:formula="of:=[.F19]*[.C20]/100/12" office:value-type="float" office:value="305.6680095" calcext:value-type="float">
            <text:p>305,67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102"/>
          <table:table-cell/>
          <table:table-cell table:style-name="ce102" table:formula="of:=[.F20]+[.D21]-[.E21]" office:value-type="float" office:value="22656.06" calcext:value-type="float">
            <text:p>22.656,06</text:p>
          </table:table-cell>
          <table:table-cell table:formula="of:=[.F20]*[.C21]/100/12" office:value-type="float" office:value="323.604057" calcext:value-type="float">
            <text:p>323,60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102" table:formula="of:=[.F21]+[.D22]-[.E22]" office:value-type="float" office:value="22656.06" calcext:value-type="float">
            <text:p>22.656,06</text:p>
          </table:table-cell>
          <table:table-cell table:formula="of:=[.F21]*[.C22]/100/12" office:value-type="float" office:value="313.2200295" calcext:value-type="float">
            <text:p>313,22</text:p>
          </table:table-cell>
        </table:table-row>
        <table:table-row table:style-name="ro1">
          <table:table-cell table:style-name="ce103" office:value-type="date" office:date-value="2021-06-30" calcext:value-type="date">
            <text:p>30.06.2021</text:p>
          </table:table-cell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102" table:formula="of:=[.F22]+[.D23]-[.E23]" office:value-type="float" office:value="22656.06" calcext:value-type="float">
            <text:p>22.656,06</text:p>
          </table:table-cell>
          <table:table-cell table:formula="of:=[.F22]*[.C23]/100/12" office:value-type="float" office:value="330.9672765" calcext:value-type="float">
            <text:p>330,97</text:p>
          </table:table-cell>
        </table:table-row>
        <table:table-row table:style-name="ro1">
          <table:table-cell table:style-name="ce103" office:value-type="date" office:date-value="2021-07-30" calcext:value-type="date">
            <text:p>30.07.2021</text:p>
          </table:table-cell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3]+[.D24]-[.E24]" office:value-type="float" office:value="22656.06" calcext:value-type="float">
            <text:p>22.656,06</text:p>
          </table:table-cell>
          <table:table-cell table:formula="of:=[.F23]*[.C24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08-30" calcext:value-type="date">
            <text:p>30.08.2021</text:p>
          </table:table-cell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4]+[.D25]-[.E25]" office:value-type="float" office:value="22656.06" calcext:value-type="float">
            <text:p>22.656,06</text:p>
          </table:table-cell>
          <table:table-cell table:formula="of:=[.F24]*[.C25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09-30" calcext:value-type="date">
            <text:p>30.09.2021</text:p>
          </table:table-cell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5]+[.D26]-[.E26]" office:value-type="float" office:value="22656.06" calcext:value-type="float">
            <text:p>22.656,06</text:p>
          </table:table-cell>
          <table:table-cell table:formula="of:=[.F25]*[.C26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10-30" calcext:value-type="date">
            <text:p>30.10.2021</text:p>
          </table:table-cell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6]+[.D27]-[.E27]" office:value-type="float" office:value="22656.06" calcext:value-type="float">
            <text:p>22.656,06</text:p>
          </table:table-cell>
          <table:table-cell table:formula="of:=[.F26]*[.C27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11-30" calcext:value-type="date">
            <text:p>30.11.2021</text:p>
          </table:table-cell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7]+[.D28]-[.E28]" office:value-type="float" office:value="22656.06" calcext:value-type="float">
            <text:p>22.656,06</text:p>
          </table:table-cell>
          <table:table-cell table:formula="of:=[.F27]*[.C28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12-30" calcext:value-type="date">
            <text:p>30.12.2021</text:p>
          </table:table-cell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8]+[.D29]-[.E29]" office:value-type="float" office:value="22656.06" calcext:value-type="float">
            <text:p>22.656,06</text:p>
          </table:table-cell>
          <table:table-cell table:formula="of:=[.F28]*[.C29]/100/12" office:value-type="float" office:value="357.7769475" calcext:value-type="float">
            <text:p>357,78</text:p>
          </table:table-cell>
        </table:table-row>
        <table:table-row table:style-name="ro1">
          <table:table-cell table:number-columns-repeated="5"/>
          <table:table-cell table:style-name="ce102" table:formula="of:=[.F29]+[.D30]-[.E30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0]+[.D31]-[.E31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1]+[.D32]-[.E32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2]+[.D33]-[.E33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3]+[.D34]-[.E34]" office:value-type="float" office:value="22656.06" calcext:value-type="float">
            <text:p>22.656,06</text:p>
          </table:table-cell>
          <table:table-cell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7sn Nzn" table:style-name="ta2">
        <table:table-column table:style-name="co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144"/>
        <table:table-column table:style-name="co36" table:default-cell-style-name="ce144"/>
        <table:table-column table:style-name="co9" table:default-cell-style-name="Default"/>
        <table:table-row table:style-name="ro1" table:number-rows-repeated="6">
          <table:table-cell table:number-columns-repeated="6"/>
        </table:table-row>
        <table:table-row table:style-name="ro3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/>
          <table:table-cell table:style-name="ce62" table:number-columns-repeated="2"/>
          <table:table-cell table:style-name="ce54"/>
        </table:table-row>
        <table:table-row table:style-name="ro3">
          <table:table-cell table:style-name="ce54" table:number-columns-repeated="3"/>
          <table:table-cell table:style-name="ce62" table:number-columns-repeated="2"/>
          <table:table-cell table:style-name="ce171"/>
        </table:table-row>
        <table:table-row table:style-name="ro3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</table:table-row>
        <table:table-row table:style-name="ro3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3">
          <table:table-cell table:style-name="ce54"/>
          <table:table-cell table:style-name="ce109" office:value-type="string" calcext:value-type="string">
            <text:p>2020 Nakli Yekün</text:p>
          </table:table-cell>
          <table:table-cell table:style-name="ce117" office:value-type="float" office:value="18616.18" calcext:value-type="float">
            <text:p>+18.616,18</text:p>
          </table:table-cell>
          <table:table-cell table:style-name="ce163"/>
          <table:table-cell table:style-name="ce163" table:formula="of:=-[.C11]" office:value-type="float" office:value="-18616.18" calcext:value-type="float">
            <text:p>-18.616,18</text:p>
          </table:table-cell>
          <table:table-cell table:style-name="ce74"/>
        </table:table-row>
        <table:table-row table:style-name="ro3">
          <table:table-cell table:style-name="ce54"/>
          <table:table-cell table:style-name="ce74" office:value-type="string" calcext:value-type="string">
            <text:p>2021 Sanayi Kira geliri</text:p>
          </table:table-cell>
          <table:table-cell table:style-name="ce57" table:formula="of:=[$'10 Sny'.H23]" office:value-type="float" office:value="19994.2776" calcext:value-type="float">
            <text:p>19.994,28</text:p>
          </table:table-cell>
          <table:table-cell table:style-name="ce164"/>
          <table:table-cell table:style-name="ce164" table:formula="of:=[.E11]-[.C12]+[.D12]" office:value-type="float" office:value="-38610.4576" calcext:value-type="float">
            <text:p>-38.610,46</text:p>
          </table:table-cell>
          <table:table-cell table:style-name="ce74"/>
        </table:table-row>
        <table:table-row table:style-name="ro3">
          <table:table-cell table:style-name="ce54"/>
          <table:table-cell table:style-name="ce74" office:value-type="string" calcext:value-type="string">
            <text:p>Dış cephe yalıtım 100 m2 * 60 TL</text:p>
          </table:table-cell>
          <table:table-cell table:style-name="ce171"/>
          <table:table-cell table:style-name="ce168" office:value-type="float" office:value="6000" calcext:value-type="float">
            <text:p>6.000,00</text:p>
          </table:table-cell>
          <table:table-cell table:style-name="ce48" table:formula="of:=[.E12]-[.C13]+[.D13]" office:value-type="float" office:value="-32610.4576" calcext:value-type="float">
            <text:p>-32.610,46</text:p>
          </table:table-cell>
          <table:table-cell table:style-name="ce188"/>
        </table:table-row>
        <table:table-row table:style-name="ro3">
          <table:table-cell table:style-name="ce54"/>
          <table:table-cell table:style-name="ce74"/>
          <table:table-cell table:style-name="ce171"/>
          <table:table-cell table:style-name="ce164"/>
          <table:table-cell table:style-name="ce48" table:formula="of:=[.E13]-[.C14]+[.D14]" office:value-type="float" office:value="-32610.4576" calcext:value-type="float">
            <text:p>-32.610,46</text:p>
          </table:table-cell>
          <table:table-cell table:style-name="ce68"/>
        </table:table-row>
        <table:table-row table:style-name="ro3">
          <table:table-cell table:style-name="ce54"/>
          <table:table-cell table:style-name="ce74"/>
          <table:table-cell table:style-name="ce171"/>
          <table:table-cell table:style-name="ce164"/>
          <table:table-cell table:style-name="ce48"/>
          <table:table-cell table:style-name="ce68"/>
        </table:table-row>
        <table:table-row table:style-name="ro3" table:number-rows-repeated="2">
          <table:table-cell/>
          <table:table-cell table:style-name="ce74" table:number-columns-repeated="2"/>
          <table:table-cell table:style-name="ce163"/>
          <table:table-cell table:style-name="ce48"/>
          <table:table-cell table:style-name="ce113"/>
        </table:table-row>
        <table:table-row table:style-name="ro3" table:number-rows-repeated="2">
          <table:table-cell table:number-columns-repeated="4"/>
          <table:table-cell table:style-name="ce48"/>
          <table:table-cell/>
        </table:table-row>
        <table:table-row table:style-name="ro3">
          <table:table-cell table:number-columns-repeated="4"/>
          <table:table-cell table:style-name="ce49"/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2.499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.00.0000</text:date>, <text:time style:data-style-name="N2" text:time-value="14:17:30.306168014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0-04T18:09:13.487404681</dc:date>
    <meta:editing-duration>P1DT16H26M20S</meta:editing-duration>
    <meta:editing-cycles>149</meta:editing-cycles>
    <meta:generator>LibreOffice/7.1.2.2$Linux_X86_64 LibreOffice_project/10$Build-2</meta:generator>
    <meta:print-date>2021-09-29T17:30:44.307828083</meta:print-date>
    <meta:document-statistic meta:table-count="11" meta:cell-count="595" meta:object-count="0"/>
  </office:meta>
</office:document-meta>
</file>